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none" fo:font-weight="normal" style:font-size-asian="12pt" style:font-weight-asian="normal" style:font-size-complex="12pt" style:font-weight-complex="normal"/>
    </style:style>
    <style:style style:name="P2" style:family="paragraph" style:parent-style-name="Standard">
      <style:text-properties fo:font-size="12pt" style:text-underline-style="none" fo:font-weight="bold" style:font-size-asian="12pt" style:font-weight-asian="bold" style:font-size-complex="12pt" style:font-weight-complex="bold"/>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text-properties fo:font-size="20pt" fo:font-weight="bold" style:font-size-asian="20pt" style:font-weight-asian="bold" style:font-size-complex="2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Zombie Voodoo Doctor Abilities</text:p>
      <text:p text:style-name="P5"/>
      <text:p text:style-name="P3">Level 1-5</text:p>
      <text:p text:style-name="P3"/>
      <text:p text:style-name="P4">Cantrip:</text:p>
      <text:p text:style-name="P4"/>
      <text:p text:style-name="P2">8-Legged Friends</text:p>
      <text:p text:style-name="P1">Range: 40 Feet</text:p>
      <text:p text:style-name="P1">Action: 1 Action</text:p>
      <text:p text:style-name="P1">Duration: Instant</text:p>
      <text:p text:style-name="P1">Description: You unleash a torrent of spiders upon an enemy within range. On hit, deal 2 damage plus Dexterity modifier. </text:p>
      <text:p text:style-name="P1"/>
      <text:p text:style-name="P2">Voodoo Doll - Exhaust</text:p>
      <text:p text:style-name="P1">Range: 40 Feet</text:p>
      <text:p text:style-name="P1">Action: 1 Action</text:p>
      <text:p text:style-name="P1">Duration: 2 rounds</text:p>
      <text:p text:style-name="P1">Description: You quickly craft a doll of a target within range. You then tear at its legs, causing a slow to its movements. Any attacks made by the victim during the duration are at a disadvantage.</text:p>
      <text:p text:style-name="P1"/>
      <text:p text:style-name="P2">Voodoo Doll - Empower</text:p>
      <text:p text:style-name="P1">Range: 40 Feet</text:p>
      <text:p text:style-name="P1">Action: 1 Action</text:p>
      <text:p text:style-name="P1">Duration: 2 rounds</text:p>
      <text:p text:style-name="P1">Description: You quickly craft a doll of a target within range. You then pour a bright yellow concoction on it. The original creature now has advantage on any of its attacks during the duration.</text:p>
      <text:p text:style-name="P1"/>
      <text:p text:style-name="P2">Unholy Guidance</text:p>
      <text:p text:style-name="P1">Range: 10 Feet</text:p>
      <text:p text:style-name="P1">Action: 1 Action</text:p>
      <text:p text:style-name="P1">Duration: Instant</text:p>
      <text:p text:style-name="P1">Description: You utter a few words of unholy encouragement for an ally. They gain an additional 1d4 on an ability check.</text:p>
      <text:p text:style-name="P1"/>
      <text:p text:style-name="P2">Undeath</text:p>
      <text:p text:style-name="P1">Range: 10 Feet</text:p>
      <text:p text:style-name="P1">Action: 1 Action</text:p>
      <text:p text:style-name="P1">Duration: Instant</text:p>
      <text:p text:style-name="P1">Description: You toss a misty, gray vial onto an ally's body. Stabilize that ally until they are healed or further damaged.</text:p>
      <text:p text:style-name="P1"/>
      <text:p text:style-name="P4">Powers:</text:p>
      <text:p text:style-name="P4"/>
      <text:p text:style-name="P2">Wall of Hands</text:p>
      <text:p text:style-name="P1">Range: 30 Feet</text:p>
      <text:p text:style-name="P1">Action: 1 Action</text:p>
      <text:p text:style-name="P1">Duration: 1 round for enemy case/3 rounds or until removed for ally</text:p>
      <text:p text:style-name="P1"><text:soft-page-break/>Description: You raise a circle of undead arms around a target. If the target is an enemy, they are held in place for one turn. On ally cast, any melee enemy attacks on the ally gain disadvantage. The ally must also stay in the circle for this effect.</text:p>
      <text:p text:style-name="P1"/>
      <text:p text:style-name="P2">Hoodoo Healing</text:p>
      <text:p text:style-name="P1">Range: 40 Feet</text:p>
      <text:p text:style-name="P1">Action: 1 Action</text:p>
      <text:p text:style-name="P1">Duration: Instant</text:p>
      <text:p text:style-name="P1">Description: You <text:s/>1d6 plus Wisdom modifier.</text:p>
      <text:p text:style-name="P1"/>
      <text:p text:style-name="P2">Bayou Breath</text:p>
      <text:p text:style-name="P1">Range: radius 20 Feet</text:p>
      <text:p text:style-name="P1">Action: 1 Action</text:p>
      <text:p text:style-name="P1">Duration: Instant</text:p>
      <text:p text:style-name="P1">Description: 1d4 plus Wisdom modifier.</text:p>
      <text:p text:style-name="P1"/>
      <text:p text:style-name="P2">Voodoo Pact</text:p>
      <text:p text:style-name="P1">Range: 50 Feet</text:p>
      <text:p text:style-name="P1">Action: 1 Action</text:p>
      <text:p text:style-name="P1">Duration: 1 hour</text:p>
      <text:p text:style-name="P1">Description: You find two willing allies (can include yourself) to make a blood pact. Any damage taken by one ally is halved and given to the other ally during the duration of this power.</text:p>
      <text:p text:style-name="P1"/>
      <text:p text:style-name="P2">Vial of Saffron Vapors</text:p>
      <text:p text:style-name="P1">Range: radius 20 Feet</text:p>
      <text:p text:style-name="P1">Action: 1 Action</text:p>
      <text:p text:style-name="P1">Duration: 2 rounds</text:p>
      <text:p text:style-name="P1">Description: Within your pouch of mysterious concoctions you find a particular vial that you find appropriate. You then drop it onto the floor beneath you, shattering the casing and releasing its contents in a plume of smoke around you. Any allies within the radius gain advantage on attacks or ability checks. Usable only in combat.</text:p>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21T03:46:24.88</meta:creation-date>
    <dc:date>2015-04-13T01:38:21.04</dc:date>
    <meta:editing-duration>PT9H20M27S</meta:editing-duration>
    <meta:editing-cycles>4</meta:editing-cycles>
    <meta:generator>OpenOffice/4.1.1$Win32 OpenOffice.org_project/411m6$Build-9775</meta:generator>
    <meta:document-statistic meta:table-count="0" meta:image-count="0" meta:object-count="0" meta:page-count="2" meta:paragraph-count="55" meta:word-count="410" meta:character-count="2350"/>
  </office:meta>
</office:document-meta>
</file>